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360176749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3.42cm, 10.64cm, 1.139cm, 4.5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042cm" svg:height="18.138cm" draw:z-index="0"><draw:image xlink:href="Pictures/100000000000048000000360176749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7:17:29.125000000</meta:creation-date>
    <dc:date>2015-05-04T17:22:26.718000000</dc:date>
    <meta:editing-duration>PT5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